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 scripts  -->
  <office:scripts/>
  <!--  font face declarations 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 automatic styles  -->
  <office:automatic-styles>
    <!--  Section styles  -->
    <!--  Default section style  -->
    <style:style style:name="OrgSection" style:family="section">
      <style:section-properties style:editable="true">
        <style:columns fo:column-count="1" fo:column-gap="0cm"/>
      </style:section-properties>
    </style:style>
    <!--  Emit endnotes at the end of section      -->
    <!--  <style:style style:name="OrgSection" style:family="section">  -->
    <!--    <style:section-properties fo:background-color="transparent" style:editable="true">  -->
    <!-- 	<style:columns fo:column-count="1" fo:column-gap="0cm"/>  -->
    <!-- 	<style:background-image/>  -->
    <!-- 	<text:notes-configuration text:note-class="endnote"/>  -->
    <!--    </style:section-properties>  -->
    <!--  </style:style>  -->
    <!--  Other handy section styles 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 Section styles for Table Of Contents and Other Indices 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 Indented sections, used as container for tables that occur
	 within list items 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 Table styles 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!--  BEGIN: Custom Table Template 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 END: Custom Table Template 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!--  BEGIN: table-cell styles OrgTableCell 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Date" style:parent-style-name="OrgTableCell" style:family="table-cell" style:data-style-name="OrgDateStyle"/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RDate" style:parent-style-name="OrgTableCellR" style:family="table-cell" style:data-style-name="OrgDateStyle"/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Date" style:parent-style-name="OrgTableCellL" style:family="table-cell" style:data-style-name="OrgDateStyle"/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LRDate" style:parent-style-name="OrgTableCellLR" style:family="table-cell" style:data-style-name="OrgDateStyle"/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Date" style:parent-style-name="OrgTableCellB" style:family="table-cell" style:data-style-name="OrgDateStyle"/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RDate" style:parent-style-name="OrgTableCellBR" style:family="table-cell" style:data-style-name="OrgDateStyle"/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Date" style:parent-style-name="OrgTableCellBL" style:family="table-cell" style:data-style-name="OrgDateStyle"/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BLRDate" style:parent-style-name="OrgTableCellBLR" style:family="table-cell" style:data-style-name="OrgDateStyle"/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Date" style:parent-style-name="OrgTableCellT" style:family="table-cell" style:data-style-name="OrgDateStyle"/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RDate" style:parent-style-name="OrgTableCellTR" style:family="table-cell" style:data-style-name="OrgDateStyle"/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Date" style:parent-style-name="OrgTableCellTL" style:family="table-cell" style:data-style-name="OrgDateStyle"/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LRDate" style:parent-style-name="OrgTableCellTLR" style:family="table-cell" style:data-style-name="OrgDateStyle"/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Date" style:parent-style-name="OrgTableCellTB" style:family="table-cell" style:data-style-name="OrgDateStyle"/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RDate" style:parent-style-name="OrgTableCellTBR" style:family="table-cell" style:data-style-name="OrgDateStyle"/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Date" style:parent-style-name="OrgTableCellTBL" style:family="table-cell" style:data-style-name="OrgDateStyle"/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BLRDate" style:parent-style-name="OrgTableCellTBLR" style:family="table-cell" style:data-style-name="OrgDateStyle"/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Date" style:parent-style-name="OrgTableCellTop" style:family="table-cell" style:data-style-name="OrgDateStyle"/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RDate" style:parent-style-name="OrgTableCellTopR" style:family="table-cell" style:data-style-name="OrgDateStyle"/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Date" style:parent-style-name="OrgTableCellTopL" style:family="table-cell" style:data-style-name="OrgDateStyle"/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LRDate" style:parent-style-name="OrgTableCellTopLR" style:family="table-cell" style:data-style-name="OrgDateStyle"/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Date" style:parent-style-name="OrgTableCellTopB" style:family="table-cell" style:data-style-name="OrgDateStyle"/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RDate" style:parent-style-name="OrgTableCellTopBR" style:family="table-cell" style:data-style-name="OrgDateStyle"/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Date" style:parent-style-name="OrgTableCellTopBL" style:family="table-cell" style:data-style-name="OrgDateStyle"/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BLRDate" style:parent-style-name="OrgTableCellTopBLR" style:family="table-cell" style:data-style-name="OrgDateStyle"/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Date" style:parent-style-name="OrgTableCellTopT" style:family="table-cell" style:data-style-name="OrgDateStyle"/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RDate" style:parent-style-name="OrgTableCellTopTR" style:family="table-cell" style:data-style-name="OrgDateStyle"/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Date" style:parent-style-name="OrgTableCellTopTL" style:family="table-cell" style:data-style-name="OrgDateStyle"/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LRDate" style:parent-style-name="OrgTableCellTopTLR" style:family="table-cell" style:data-style-name="OrgDateStyle"/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Date" style:parent-style-name="OrgTableCellTopTB" style:family="table-cell" style:data-style-name="OrgDateStyle"/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RDate" style:parent-style-name="OrgTableCellTopTBR" style:family="table-cell" style:data-style-name="OrgDateStyle"/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Date" style:parent-style-name="OrgTableCellTopTBL" style:family="table-cell" style:data-style-name="OrgDateStyle"/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TopTBLRDate" style:parent-style-name="OrgTableCellTopTBLR" style:family="table-cell" style:data-style-name="OrgDateStyle"/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Date" style:parent-style-name="OrgTableCellMiddle" style:family="table-cell" style:data-style-name="OrgDateStyle"/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RDate" style:parent-style-name="OrgTableCellMiddleR" style:family="table-cell" style:data-style-name="OrgDateStyle"/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Date" style:parent-style-name="OrgTableCellMiddleL" style:family="table-cell" style:data-style-name="OrgDateStyle"/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LRDate" style:parent-style-name="OrgTableCellMiddleLR" style:family="table-cell" style:data-style-name="OrgDateStyle"/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Date" style:parent-style-name="OrgTableCellMiddleB" style:family="table-cell" style:data-style-name="OrgDateStyle"/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RDate" style:parent-style-name="OrgTableCellMiddleBR" style:family="table-cell" style:data-style-name="OrgDateStyle"/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Date" style:parent-style-name="OrgTableCellMiddleBL" style:family="table-cell" style:data-style-name="OrgDateStyle"/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BLRDate" style:parent-style-name="OrgTableCellMiddleBLR" style:family="table-cell" style:data-style-name="OrgDateStyle"/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Date" style:parent-style-name="OrgTableCellMiddleT" style:family="table-cell" style:data-style-name="OrgDateStyle"/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RDate" style:parent-style-name="OrgTableCellMiddleTR" style:family="table-cell" style:data-style-name="OrgDateStyle"/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Date" style:parent-style-name="OrgTableCellMiddleTL" style:family="table-cell" style:data-style-name="OrgDateStyle"/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LRDate" style:parent-style-name="OrgTableCellMiddleTLR" style:family="table-cell" style:data-style-name="OrgDateStyle"/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Date" style:parent-style-name="OrgTableCellMiddleTB" style:family="table-cell" style:data-style-name="OrgDateStyle"/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RDate" style:parent-style-name="OrgTableCellMiddleTBR" style:family="table-cell" style:data-style-name="OrgDateStyle"/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Date" style:parent-style-name="OrgTableCellMiddleTBL" style:family="table-cell" style:data-style-name="OrgDateStyle"/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MiddleTBLRDate" style:parent-style-name="OrgTableCellMiddleTBLR" style:family="table-cell" style:data-style-name="OrgDateStyle"/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Date" style:parent-style-name="OrgTableCellBottom" style:family="table-cell" style:data-style-name="OrgDateStyle"/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RDate" style:parent-style-name="OrgTableCellBottomR" style:family="table-cell" style:data-style-name="OrgDateStyle"/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Date" style:parent-style-name="OrgTableCellBottomL" style:family="table-cell" style:data-style-name="OrgDateStyle"/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LRDate" style:parent-style-name="OrgTableCellBottomLR" style:family="table-cell" style:data-style-name="OrgDateStyle"/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Date" style:parent-style-name="OrgTableCellBottomB" style:family="table-cell" style:data-style-name="OrgDateStyle"/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RDate" style:parent-style-name="OrgTableCellBottomBR" style:family="table-cell" style:data-style-name="OrgDateStyle"/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Date" style:parent-style-name="OrgTableCellBottomBL" style:family="table-cell" style:data-style-name="OrgDateStyle"/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BLRDate" style:parent-style-name="OrgTableCellBottomBLR" style:family="table-cell" style:data-style-name="OrgDateStyle"/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Date" style:parent-style-name="OrgTableCellBottomT" style:family="table-cell" style:data-style-name="OrgDateStyle"/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RDate" style:parent-style-name="OrgTableCellBottomTR" style:family="table-cell" style:data-style-name="OrgDateStyle"/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Date" style:parent-style-name="OrgTableCellBottomTL" style:family="table-cell" style:data-style-name="OrgDateStyle"/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LRDate" style:parent-style-name="OrgTableCellBottomTLR" style:family="table-cell" style:data-style-name="OrgDateStyle"/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Date" style:parent-style-name="OrgTableCellBottomTB" style:family="table-cell" style:data-style-name="OrgDateStyle"/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RDate" style:parent-style-name="OrgTableCellBottomTBR" style:family="table-cell" style:data-style-name="OrgDateStyle"/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Date" style:parent-style-name="OrgTableCellBottomTBL" style:family="table-cell" style:data-style-name="OrgDateStyle"/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CellBottomTBLRDate" style:parent-style-name="OrgTableCellBottomTBLR" style:family="table-cell" style:data-style-name="OrgDateStyle"/>
    <!--  END: table-cell styles OrgTableCell  -->
    <!--  BEGIN: table-cell styles OrgTableFirstColumnCell 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Date" style:parent-style-name="OrgTableFirstColumnCell" style:family="table-cell" style:data-style-name="OrgDateStyle"/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RDate" style:parent-style-name="OrgTableFirstColumnCellR" style:family="table-cell" style:data-style-name="OrgDateStyle"/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Date" style:parent-style-name="OrgTableFirstColumnCellL" style:family="table-cell" style:data-style-name="OrgDateStyle"/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LRDate" style:parent-style-name="OrgTableFirstColumnCellLR" style:family="table-cell" style:data-style-name="OrgDateStyle"/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Date" style:parent-style-name="OrgTableFirstColumnCellB" style:family="table-cell" style:data-style-name="OrgDateStyle"/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RDate" style:parent-style-name="OrgTableFirstColumnCellBR" style:family="table-cell" style:data-style-name="OrgDateStyle"/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Date" style:parent-style-name="OrgTableFirstColumnCellBL" style:family="table-cell" style:data-style-name="OrgDateStyle"/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BLRDate" style:parent-style-name="OrgTableFirstColumnCellBLR" style:family="table-cell" style:data-style-name="OrgDateStyle"/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Date" style:parent-style-name="OrgTableFirstColumnCellT" style:family="table-cell" style:data-style-name="OrgDateStyle"/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RDate" style:parent-style-name="OrgTableFirstColumnCellTR" style:family="table-cell" style:data-style-name="OrgDateStyle"/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Date" style:parent-style-name="OrgTableFirstColumnCellTL" style:family="table-cell" style:data-style-name="OrgDateStyle"/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LRDate" style:parent-style-name="OrgTableFirstColumnCellTLR" style:family="table-cell" style:data-style-name="OrgDateStyle"/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Date" style:parent-style-name="OrgTableFirstColumnCellTB" style:family="table-cell" style:data-style-name="OrgDateStyle"/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RDate" style:parent-style-name="OrgTableFirstColumnCellTBR" style:family="table-cell" style:data-style-name="OrgDateStyle"/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Date" style:parent-style-name="OrgTableFirstColumnCellTBL" style:family="table-cell" style:data-style-name="OrgDateStyle"/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BLRDate" style:parent-style-name="OrgTableFirstColumnCellTBLR" style:family="table-cell" style:data-style-name="OrgDateStyle"/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Date" style:parent-style-name="OrgTableFirstColumnCellTop" style:family="table-cell" style:data-style-name="OrgDateStyle"/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RDate" style:parent-style-name="OrgTableFirstColumnCellTopR" style:family="table-cell" style:data-style-name="OrgDateStyle"/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Date" style:parent-style-name="OrgTableFirstColumnCellTopL" style:family="table-cell" style:data-style-name="OrgDateStyle"/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LRDate" style:parent-style-name="OrgTableFirstColumnCellTopLR" style:family="table-cell" style:data-style-name="OrgDateStyle"/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Date" style:parent-style-name="OrgTableFirstColumnCellTopB" style:family="table-cell" style:data-style-name="OrgDateStyle"/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RDate" style:parent-style-name="OrgTableFirstColumnCellTopBR" style:family="table-cell" style:data-style-name="OrgDateStyle"/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Date" style:parent-style-name="OrgTableFirstColumnCellTopBL" style:family="table-cell" style:data-style-name="OrgDateStyle"/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BLRDate" style:parent-style-name="OrgTableFirstColumnCellTopBLR" style:family="table-cell" style:data-style-name="OrgDateStyle"/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Date" style:parent-style-name="OrgTableFirstColumnCellTopT" style:family="table-cell" style:data-style-name="OrgDateStyle"/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RDate" style:parent-style-name="OrgTableFirstColumnCellTopTR" style:family="table-cell" style:data-style-name="OrgDateStyle"/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Date" style:parent-style-name="OrgTableFirstColumnCellTopTL" style:family="table-cell" style:data-style-name="OrgDateStyle"/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LRDate" style:parent-style-name="OrgTableFirstColumnCellTopTLR" style:family="table-cell" style:data-style-name="OrgDateStyle"/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Date" style:parent-style-name="OrgTableFirstColumnCellTopTB" style:family="table-cell" style:data-style-name="OrgDateStyle"/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RDate" style:parent-style-name="OrgTableFirstColumnCellTopTBR" style:family="table-cell" style:data-style-name="OrgDateStyle"/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Date" style:parent-style-name="OrgTableFirstColumnCellTopTBL" style:family="table-cell" style:data-style-name="OrgDateStyle"/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TopTBLRDate" style:parent-style-name="OrgTableFirstColumnCellTopTBLR" style:family="table-cell" style:data-style-name="OrgDateStyle"/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Date" style:parent-style-name="OrgTableFirstColumnCellMiddle" style:family="table-cell" style:data-style-name="OrgDateStyle"/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RDate" style:parent-style-name="OrgTableFirstColumnCellMiddleR" style:family="table-cell" style:data-style-name="OrgDateStyle"/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Date" style:parent-style-name="OrgTableFirstColumnCellMiddleL" style:family="table-cell" style:data-style-name="OrgDateStyle"/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LRDate" style:parent-style-name="OrgTableFirstColumnCellMiddleLR" style:family="table-cell" style:data-style-name="OrgDateStyle"/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Date" style:parent-style-name="OrgTableFirstColumnCellMiddleB" style:family="table-cell" style:data-style-name="OrgDateStyle"/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RDate" style:parent-style-name="OrgTableFirstColumnCellMiddleBR" style:family="table-cell" style:data-style-name="OrgDateStyle"/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Date" style:parent-style-name="OrgTableFirstColumnCellMiddleBL" style:family="table-cell" style:data-style-name="OrgDateStyle"/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BLRDate" style:parent-style-name="OrgTableFirstColumnCellMiddleBLR" style:family="table-cell" style:data-style-name="OrgDateStyle"/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Date" style:parent-style-name="OrgTableFirstColumnCellMiddleT" style:family="table-cell" style:data-style-name="OrgDateStyle"/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RDate" style:parent-style-name="OrgTableFirstColumnCellMiddleTR" style:family="table-cell" style:data-style-name="OrgDateStyle"/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Date" style:parent-style-name="OrgTableFirstColumnCellMiddleTL" style:family="table-cell" style:data-style-name="OrgDateStyle"/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LRDate" style:parent-style-name="OrgTableFirstColumnCellMiddleTLR" style:family="table-cell" style:data-style-name="OrgDateStyle"/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Date" style:parent-style-name="OrgTableFirstColumnCellMiddleTB" style:family="table-cell" style:data-style-name="OrgDateStyle"/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RDate" style:parent-style-name="OrgTableFirstColumnCellMiddleTBR" style:family="table-cell" style:data-style-name="OrgDateStyle"/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Date" style:parent-style-name="OrgTableFirstColumnCellMiddleTBL" style:family="table-cell" style:data-style-name="OrgDateStyle"/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MiddleTBLRDate" style:parent-style-name="OrgTableFirstColumnCellMiddleTBLR" style:family="table-cell" style:data-style-name="OrgDateStyle"/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Date" style:parent-style-name="OrgTableFirstColumnCellBottom" style:family="table-cell" style:data-style-name="OrgDateStyle"/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RDate" style:parent-style-name="OrgTableFirstColumnCellBottomR" style:family="table-cell" style:data-style-name="OrgDateStyle"/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Date" style:parent-style-name="OrgTableFirstColumnCellBottomL" style:family="table-cell" style:data-style-name="OrgDateStyle"/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LRDate" style:parent-style-name="OrgTableFirstColumnCellBottomLR" style:family="table-cell" style:data-style-name="OrgDateStyle"/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Date" style:parent-style-name="OrgTableFirstColumnCellBottomB" style:family="table-cell" style:data-style-name="OrgDateStyle"/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RDate" style:parent-style-name="OrgTableFirstColumnCellBottomBR" style:family="table-cell" style:data-style-name="OrgDateStyle"/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Date" style:parent-style-name="OrgTableFirstColumnCellBottomBL" style:family="table-cell" style:data-style-name="OrgDateStyle"/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BLRDate" style:parent-style-name="OrgTableFirstColumnCellBottomBLR" style:family="table-cell" style:data-style-name="OrgDateStyle"/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Date" style:parent-style-name="OrgTableFirstColumnCellBottomT" style:family="table-cell" style:data-style-name="OrgDateStyle"/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RDate" style:parent-style-name="OrgTableFirstColumnCellBottomTR" style:family="table-cell" style:data-style-name="OrgDateStyle"/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Date" style:parent-style-name="OrgTableFirstColumnCellBottomTL" style:family="table-cell" style:data-style-name="OrgDateStyle"/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LRDate" style:parent-style-name="OrgTableFirstColumnCellBottomTLR" style:family="table-cell" style:data-style-name="OrgDateStyle"/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Date" style:parent-style-name="OrgTableFirstColumnCellBottomTB" style:family="table-cell" style:data-style-name="OrgDateStyle"/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RDate" style:parent-style-name="OrgTableFirstColumnCellBottomTBR" style:family="table-cell" style:data-style-name="OrgDateStyle"/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Date" style:parent-style-name="OrgTableFirstColumnCellBottomTBL" style:family="table-cell" style:data-style-name="OrgDateStyle"/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ColumnCellBottomTBLRDate" style:parent-style-name="OrgTableFirstColumnCellBottomTBLR" style:family="table-cell" style:data-style-name="OrgDateStyle"/>
    <!--  END: table-cell styles OrgTableFirstColumnCell  -->
    <!--  BEGIN: table-cell styles OrgTableLastColumnCell 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Date" style:parent-style-name="OrgTableLastColumnCell" style:family="table-cell" style:data-style-name="OrgDateStyle"/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RDate" style:parent-style-name="OrgTableLastColumnCellR" style:family="table-cell" style:data-style-name="OrgDateStyle"/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Date" style:parent-style-name="OrgTableLastColumnCellL" style:family="table-cell" style:data-style-name="OrgDateStyle"/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LRDate" style:parent-style-name="OrgTableLastColumnCellLR" style:family="table-cell" style:data-style-name="OrgDateStyle"/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Date" style:parent-style-name="OrgTableLastColumnCellB" style:family="table-cell" style:data-style-name="OrgDateStyle"/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RDate" style:parent-style-name="OrgTableLastColumnCellBR" style:family="table-cell" style:data-style-name="OrgDateStyle"/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Date" style:parent-style-name="OrgTableLastColumnCellBL" style:family="table-cell" style:data-style-name="OrgDateStyle"/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BLRDate" style:parent-style-name="OrgTableLastColumnCellBLR" style:family="table-cell" style:data-style-name="OrgDateStyle"/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Date" style:parent-style-name="OrgTableLastColumnCellT" style:family="table-cell" style:data-style-name="OrgDateStyle"/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RDate" style:parent-style-name="OrgTableLastColumnCellTR" style:family="table-cell" style:data-style-name="OrgDateStyle"/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Date" style:parent-style-name="OrgTableLastColumnCellTL" style:family="table-cell" style:data-style-name="OrgDateStyle"/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LRDate" style:parent-style-name="OrgTableLastColumnCellTLR" style:family="table-cell" style:data-style-name="OrgDateStyle"/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Date" style:parent-style-name="OrgTableLastColumnCellTB" style:family="table-cell" style:data-style-name="OrgDateStyle"/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RDate" style:parent-style-name="OrgTableLastColumnCellTBR" style:family="table-cell" style:data-style-name="OrgDateStyle"/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Date" style:parent-style-name="OrgTableLastColumnCellTBL" style:family="table-cell" style:data-style-name="OrgDateStyle"/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BLRDate" style:parent-style-name="OrgTableLastColumnCellTBLR" style:family="table-cell" style:data-style-name="OrgDateStyle"/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Date" style:parent-style-name="OrgTableLastColumnCellTop" style:family="table-cell" style:data-style-name="OrgDateStyle"/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RDate" style:parent-style-name="OrgTableLastColumnCellTopR" style:family="table-cell" style:data-style-name="OrgDateStyle"/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Date" style:parent-style-name="OrgTableLastColumnCellTopL" style:family="table-cell" style:data-style-name="OrgDateStyle"/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LRDate" style:parent-style-name="OrgTableLastColumnCellTopLR" style:family="table-cell" style:data-style-name="OrgDateStyle"/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Date" style:parent-style-name="OrgTableLastColumnCellTopB" style:family="table-cell" style:data-style-name="OrgDateStyle"/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RDate" style:parent-style-name="OrgTableLastColumnCellTopBR" style:family="table-cell" style:data-style-name="OrgDateStyle"/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Date" style:parent-style-name="OrgTableLastColumnCellTopBL" style:family="table-cell" style:data-style-name="OrgDateStyle"/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BLRDate" style:parent-style-name="OrgTableLastColumnCellTopBLR" style:family="table-cell" style:data-style-name="OrgDateStyle"/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Date" style:parent-style-name="OrgTableLastColumnCellTopT" style:family="table-cell" style:data-style-name="OrgDateStyle"/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RDate" style:parent-style-name="OrgTableLastColumnCellTopTR" style:family="table-cell" style:data-style-name="OrgDateStyle"/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Date" style:parent-style-name="OrgTableLastColumnCellTopTL" style:family="table-cell" style:data-style-name="OrgDateStyle"/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LRDate" style:parent-style-name="OrgTableLastColumnCellTopTLR" style:family="table-cell" style:data-style-name="OrgDateStyle"/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Date" style:parent-style-name="OrgTableLastColumnCellTopTB" style:family="table-cell" style:data-style-name="OrgDateStyle"/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RDate" style:parent-style-name="OrgTableLastColumnCellTopTBR" style:family="table-cell" style:data-style-name="OrgDateStyle"/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Date" style:parent-style-name="OrgTableLastColumnCellTopTBL" style:family="table-cell" style:data-style-name="OrgDateStyle"/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TopTBLRDate" style:parent-style-name="OrgTableLastColumnCellTopTBLR" style:family="table-cell" style:data-style-name="OrgDateStyle"/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Date" style:parent-style-name="OrgTableLastColumnCellMiddle" style:family="table-cell" style:data-style-name="OrgDateStyle"/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RDate" style:parent-style-name="OrgTableLastColumnCellMiddleR" style:family="table-cell" style:data-style-name="OrgDateStyle"/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Date" style:parent-style-name="OrgTableLastColumnCellMiddleL" style:family="table-cell" style:data-style-name="OrgDateStyle"/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LRDate" style:parent-style-name="OrgTableLastColumnCellMiddleLR" style:family="table-cell" style:data-style-name="OrgDateStyle"/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Date" style:parent-style-name="OrgTableLastColumnCellMiddleB" style:family="table-cell" style:data-style-name="OrgDateStyle"/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RDate" style:parent-style-name="OrgTableLastColumnCellMiddleBR" style:family="table-cell" style:data-style-name="OrgDateStyle"/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Date" style:parent-style-name="OrgTableLastColumnCellMiddleBL" style:family="table-cell" style:data-style-name="OrgDateStyle"/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BLRDate" style:parent-style-name="OrgTableLastColumnCellMiddleBLR" style:family="table-cell" style:data-style-name="OrgDateStyle"/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Date" style:parent-style-name="OrgTableLastColumnCellMiddleT" style:family="table-cell" style:data-style-name="OrgDateStyle"/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RDate" style:parent-style-name="OrgTableLastColumnCellMiddleTR" style:family="table-cell" style:data-style-name="OrgDateStyle"/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Date" style:parent-style-name="OrgTableLastColumnCellMiddleTL" style:family="table-cell" style:data-style-name="OrgDateStyle"/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LRDate" style:parent-style-name="OrgTableLastColumnCellMiddleTLR" style:family="table-cell" style:data-style-name="OrgDateStyle"/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Date" style:parent-style-name="OrgTableLastColumnCellMiddleTB" style:family="table-cell" style:data-style-name="OrgDateStyle"/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RDate" style:parent-style-name="OrgTableLastColumnCellMiddleTBR" style:family="table-cell" style:data-style-name="OrgDateStyle"/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Date" style:parent-style-name="OrgTableLastColumnCellMiddleTBL" style:family="table-cell" style:data-style-name="OrgDateStyle"/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MiddleTBLRDate" style:parent-style-name="OrgTableLastColumnCellMiddleTBLR" style:family="table-cell" style:data-style-name="OrgDateStyle"/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Date" style:parent-style-name="OrgTableLastColumnCellBottom" style:family="table-cell" style:data-style-name="OrgDateStyle"/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RDate" style:parent-style-name="OrgTableLastColumnCellBottomR" style:family="table-cell" style:data-style-name="OrgDateStyle"/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Date" style:parent-style-name="OrgTableLastColumnCellBottomL" style:family="table-cell" style:data-style-name="OrgDateStyle"/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LRDate" style:parent-style-name="OrgTableLastColumnCellBottomLR" style:family="table-cell" style:data-style-name="OrgDateStyle"/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Date" style:parent-style-name="OrgTableLastColumnCellBottomB" style:family="table-cell" style:data-style-name="OrgDateStyle"/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RDate" style:parent-style-name="OrgTableLastColumnCellBottomBR" style:family="table-cell" style:data-style-name="OrgDateStyle"/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Date" style:parent-style-name="OrgTableLastColumnCellBottomBL" style:family="table-cell" style:data-style-name="OrgDateStyle"/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BLRDate" style:parent-style-name="OrgTableLastColumnCellBottomBLR" style:family="table-cell" style:data-style-name="OrgDateStyle"/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Date" style:parent-style-name="OrgTableLastColumnCellBottomT" style:family="table-cell" style:data-style-name="OrgDateStyle"/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RDate" style:parent-style-name="OrgTableLastColumnCellBottomTR" style:family="table-cell" style:data-style-name="OrgDateStyle"/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Date" style:parent-style-name="OrgTableLastColumnCellBottomTL" style:family="table-cell" style:data-style-name="OrgDateStyle"/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LRDate" style:parent-style-name="OrgTableLastColumnCellBottomTLR" style:family="table-cell" style:data-style-name="OrgDateStyle"/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Date" style:parent-style-name="OrgTableLastColumnCellBottomTB" style:family="table-cell" style:data-style-name="OrgDateStyle"/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RDate" style:parent-style-name="OrgTableLastColumnCellBottomTBR" style:family="table-cell" style:data-style-name="OrgDateStyle"/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Date" style:parent-style-name="OrgTableLastColumnCellBottomTBL" style:family="table-cell" style:data-style-name="OrgDateStyle"/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ColumnCellBottomTBLRDate" style:parent-style-name="OrgTableLastColumnCellBottomTBLR" style:family="table-cell" style:data-style-name="OrgDateStyle"/>
    <!--  END: table-cell styles OrgTableLastColumnCell  -->
    <!--  BEGIN: table-cell styles OrgTableFirstRowCell 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Date" style:parent-style-name="OrgTableFirstRowCell" style:family="table-cell" style:data-style-name="OrgDateStyle"/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RDate" style:parent-style-name="OrgTableFirstRowCellR" style:family="table-cell" style:data-style-name="OrgDateStyle"/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Date" style:parent-style-name="OrgTableFirstRowCellL" style:family="table-cell" style:data-style-name="OrgDateStyle"/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LRDate" style:parent-style-name="OrgTableFirstRowCellLR" style:family="table-cell" style:data-style-name="OrgDateStyle"/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Date" style:parent-style-name="OrgTableFirstRowCellB" style:family="table-cell" style:data-style-name="OrgDateStyle"/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RDate" style:parent-style-name="OrgTableFirstRowCellBR" style:family="table-cell" style:data-style-name="OrgDateStyle"/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Date" style:parent-style-name="OrgTableFirstRowCellBL" style:family="table-cell" style:data-style-name="OrgDateStyle"/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BLRDate" style:parent-style-name="OrgTableFirstRowCellBLR" style:family="table-cell" style:data-style-name="OrgDateStyle"/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Date" style:parent-style-name="OrgTableFirstRowCellT" style:family="table-cell" style:data-style-name="OrgDateStyle"/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RDate" style:parent-style-name="OrgTableFirstRowCellTR" style:family="table-cell" style:data-style-name="OrgDateStyle"/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Date" style:parent-style-name="OrgTableFirstRowCellTL" style:family="table-cell" style:data-style-name="OrgDateStyle"/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LRDate" style:parent-style-name="OrgTableFirstRowCellTLR" style:family="table-cell" style:data-style-name="OrgDateStyle"/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Date" style:parent-style-name="OrgTableFirstRowCellTB" style:family="table-cell" style:data-style-name="OrgDateStyle"/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RDate" style:parent-style-name="OrgTableFirstRowCellTBR" style:family="table-cell" style:data-style-name="OrgDateStyle"/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Date" style:parent-style-name="OrgTableFirstRowCellTBL" style:family="table-cell" style:data-style-name="OrgDateStyle"/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BLRDate" style:parent-style-name="OrgTableFirstRowCellTBLR" style:family="table-cell" style:data-style-name="OrgDateStyle"/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Date" style:parent-style-name="OrgTableFirstRowCellTop" style:family="table-cell" style:data-style-name="OrgDateStyle"/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RDate" style:parent-style-name="OrgTableFirstRowCellTopR" style:family="table-cell" style:data-style-name="OrgDateStyle"/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Date" style:parent-style-name="OrgTableFirstRowCellTopL" style:family="table-cell" style:data-style-name="OrgDateStyle"/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LRDate" style:parent-style-name="OrgTableFirstRowCellTopLR" style:family="table-cell" style:data-style-name="OrgDateStyle"/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Date" style:parent-style-name="OrgTableFirstRowCellTopB" style:family="table-cell" style:data-style-name="OrgDateStyle"/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RDate" style:parent-style-name="OrgTableFirstRowCellTopBR" style:family="table-cell" style:data-style-name="OrgDateStyle"/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Date" style:parent-style-name="OrgTableFirstRowCellTopBL" style:family="table-cell" style:data-style-name="OrgDateStyle"/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BLRDate" style:parent-style-name="OrgTableFirstRowCellTopBLR" style:family="table-cell" style:data-style-name="OrgDateStyle"/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Date" style:parent-style-name="OrgTableFirstRowCellTopT" style:family="table-cell" style:data-style-name="OrgDateStyle"/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RDate" style:parent-style-name="OrgTableFirstRowCellTopTR" style:family="table-cell" style:data-style-name="OrgDateStyle"/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Date" style:parent-style-name="OrgTableFirstRowCellTopTL" style:family="table-cell" style:data-style-name="OrgDateStyle"/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LRDate" style:parent-style-name="OrgTableFirstRowCellTopTLR" style:family="table-cell" style:data-style-name="OrgDateStyle"/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Date" style:parent-style-name="OrgTableFirstRowCellTopTB" style:family="table-cell" style:data-style-name="OrgDateStyle"/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RDate" style:parent-style-name="OrgTableFirstRowCellTopTBR" style:family="table-cell" style:data-style-name="OrgDateStyle"/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Date" style:parent-style-name="OrgTableFirstRowCellTopTBL" style:family="table-cell" style:data-style-name="OrgDateStyle"/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TopTBLRDate" style:parent-style-name="OrgTableFirstRowCellTopTBLR" style:family="table-cell" style:data-style-name="OrgDateStyle"/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Date" style:parent-style-name="OrgTableFirstRowCellMiddle" style:family="table-cell" style:data-style-name="OrgDateStyle"/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RDate" style:parent-style-name="OrgTableFirstRowCellMiddleR" style:family="table-cell" style:data-style-name="OrgDateStyle"/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Date" style:parent-style-name="OrgTableFirstRowCellMiddleL" style:family="table-cell" style:data-style-name="OrgDateStyle"/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LRDate" style:parent-style-name="OrgTableFirstRowCellMiddleLR" style:family="table-cell" style:data-style-name="OrgDateStyle"/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Date" style:parent-style-name="OrgTableFirstRowCellMiddleB" style:family="table-cell" style:data-style-name="OrgDateStyle"/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RDate" style:parent-style-name="OrgTableFirstRowCellMiddleBR" style:family="table-cell" style:data-style-name="OrgDateStyle"/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Date" style:parent-style-name="OrgTableFirstRowCellMiddleBL" style:family="table-cell" style:data-style-name="OrgDateStyle"/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BLRDate" style:parent-style-name="OrgTableFirstRowCellMiddleBLR" style:family="table-cell" style:data-style-name="OrgDateStyle"/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Date" style:parent-style-name="OrgTableFirstRowCellMiddleT" style:family="table-cell" style:data-style-name="OrgDateStyle"/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RDate" style:parent-style-name="OrgTableFirstRowCellMiddleTR" style:family="table-cell" style:data-style-name="OrgDateStyle"/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Date" style:parent-style-name="OrgTableFirstRowCellMiddleTL" style:family="table-cell" style:data-style-name="OrgDateStyle"/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LRDate" style:parent-style-name="OrgTableFirstRowCellMiddleTLR" style:family="table-cell" style:data-style-name="OrgDateStyle"/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Date" style:parent-style-name="OrgTableFirstRowCellMiddleTB" style:family="table-cell" style:data-style-name="OrgDateStyle"/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RDate" style:parent-style-name="OrgTableFirstRowCellMiddleTBR" style:family="table-cell" style:data-style-name="OrgDateStyle"/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Date" style:parent-style-name="OrgTableFirstRowCellMiddleTBL" style:family="table-cell" style:data-style-name="OrgDateStyle"/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MiddleTBLRDate" style:parent-style-name="OrgTableFirstRowCellMiddleTBLR" style:family="table-cell" style:data-style-name="OrgDateStyle"/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Date" style:parent-style-name="OrgTableFirstRowCellBottom" style:family="table-cell" style:data-style-name="OrgDateStyle"/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RDate" style:parent-style-name="OrgTableFirstRowCellBottomR" style:family="table-cell" style:data-style-name="OrgDateStyle"/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Date" style:parent-style-name="OrgTableFirstRowCellBottomL" style:family="table-cell" style:data-style-name="OrgDateStyle"/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LRDate" style:parent-style-name="OrgTableFirstRowCellBottomLR" style:family="table-cell" style:data-style-name="OrgDateStyle"/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Date" style:parent-style-name="OrgTableFirstRowCellBottomB" style:family="table-cell" style:data-style-name="OrgDateStyle"/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RDate" style:parent-style-name="OrgTableFirstRowCellBottomBR" style:family="table-cell" style:data-style-name="OrgDateStyle"/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Date" style:parent-style-name="OrgTableFirstRowCellBottomBL" style:family="table-cell" style:data-style-name="OrgDateStyle"/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BLRDate" style:parent-style-name="OrgTableFirstRowCellBottomBLR" style:family="table-cell" style:data-style-name="OrgDateStyle"/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Date" style:parent-style-name="OrgTableFirstRowCellBottomT" style:family="table-cell" style:data-style-name="OrgDateStyle"/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RDate" style:parent-style-name="OrgTableFirstRowCellBottomTR" style:family="table-cell" style:data-style-name="OrgDateStyle"/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Date" style:parent-style-name="OrgTableFirstRowCellBottomTL" style:family="table-cell" style:data-style-name="OrgDateStyle"/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LRDate" style:parent-style-name="OrgTableFirstRowCellBottomTLR" style:family="table-cell" style:data-style-name="OrgDateStyle"/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Date" style:parent-style-name="OrgTableFirstRowCellBottomTB" style:family="table-cell" style:data-style-name="OrgDateStyle"/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RDate" style:parent-style-name="OrgTableFirstRowCellBottomTBR" style:family="table-cell" style:data-style-name="OrgDateStyle"/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Date" style:parent-style-name="OrgTableFirstRowCellBottomTBL" style:family="table-cell" style:data-style-name="OrgDateStyle"/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RowCellBottomTBLRDate" style:parent-style-name="OrgTableFirstRowCellBottomTBLR" style:family="table-cell" style:data-style-name="OrgDateStyle"/>
    <!--  END: table-cell styles OrgTableFirstRowCell  -->
    <!--  BEGIN: table-cell styles OrgTableLastRowCell 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Date" style:parent-style-name="OrgTableLastRowCell" style:family="table-cell" style:data-style-name="OrgDateStyle"/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RDate" style:parent-style-name="OrgTableLastRowCellR" style:family="table-cell" style:data-style-name="OrgDateStyle"/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Date" style:parent-style-name="OrgTableLastRowCellL" style:family="table-cell" style:data-style-name="OrgDateStyle"/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LRDate" style:parent-style-name="OrgTableLastRowCellLR" style:family="table-cell" style:data-style-name="OrgDateStyle"/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Date" style:parent-style-name="OrgTableLastRowCellB" style:family="table-cell" style:data-style-name="OrgDateStyle"/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RDate" style:parent-style-name="OrgTableLastRowCellBR" style:family="table-cell" style:data-style-name="OrgDateStyle"/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Date" style:parent-style-name="OrgTableLastRowCellBL" style:family="table-cell" style:data-style-name="OrgDateStyle"/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BLRDate" style:parent-style-name="OrgTableLastRowCellBLR" style:family="table-cell" style:data-style-name="OrgDateStyle"/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Date" style:parent-style-name="OrgTableLastRowCellT" style:family="table-cell" style:data-style-name="OrgDateStyle"/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RDate" style:parent-style-name="OrgTableLastRowCellTR" style:family="table-cell" style:data-style-name="OrgDateStyle"/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Date" style:parent-style-name="OrgTableLastRowCellTL" style:family="table-cell" style:data-style-name="OrgDateStyle"/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LRDate" style:parent-style-name="OrgTableLastRowCellTLR" style:family="table-cell" style:data-style-name="OrgDateStyle"/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Date" style:parent-style-name="OrgTableLastRowCellTB" style:family="table-cell" style:data-style-name="OrgDateStyle"/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RDate" style:parent-style-name="OrgTableLastRowCellTBR" style:family="table-cell" style:data-style-name="OrgDateStyle"/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Date" style:parent-style-name="OrgTableLastRowCellTBL" style:family="table-cell" style:data-style-name="OrgDateStyle"/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BLRDate" style:parent-style-name="OrgTableLastRowCellTBLR" style:family="table-cell" style:data-style-name="OrgDateStyle"/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Date" style:parent-style-name="OrgTableLastRowCellTop" style:family="table-cell" style:data-style-name="OrgDateStyle"/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RDate" style:parent-style-name="OrgTableLastRowCellTopR" style:family="table-cell" style:data-style-name="OrgDateStyle"/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Date" style:parent-style-name="OrgTableLastRowCellTopL" style:family="table-cell" style:data-style-name="OrgDateStyle"/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LRDate" style:parent-style-name="OrgTableLastRowCellTopLR" style:family="table-cell" style:data-style-name="OrgDateStyle"/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Date" style:parent-style-name="OrgTableLastRowCellTopB" style:family="table-cell" style:data-style-name="OrgDateStyle"/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RDate" style:parent-style-name="OrgTableLastRowCellTopBR" style:family="table-cell" style:data-style-name="OrgDateStyle"/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Date" style:parent-style-name="OrgTableLastRowCellTopBL" style:family="table-cell" style:data-style-name="OrgDateStyle"/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BLRDate" style:parent-style-name="OrgTableLastRowCellTopBLR" style:family="table-cell" style:data-style-name="OrgDateStyle"/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Date" style:parent-style-name="OrgTableLastRowCellTopT" style:family="table-cell" style:data-style-name="OrgDateStyle"/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RDate" style:parent-style-name="OrgTableLastRowCellTopTR" style:family="table-cell" style:data-style-name="OrgDateStyle"/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Date" style:parent-style-name="OrgTableLastRowCellTopTL" style:family="table-cell" style:data-style-name="OrgDateStyle"/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LRDate" style:parent-style-name="OrgTableLastRowCellTopTLR" style:family="table-cell" style:data-style-name="OrgDateStyle"/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Date" style:parent-style-name="OrgTableLastRowCellTopTB" style:family="table-cell" style:data-style-name="OrgDateStyle"/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RDate" style:parent-style-name="OrgTableLastRowCellTopTBR" style:family="table-cell" style:data-style-name="OrgDateStyle"/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Date" style:parent-style-name="OrgTableLastRowCellTopTBL" style:family="table-cell" style:data-style-name="OrgDateStyle"/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TopTBLRDate" style:parent-style-name="OrgTableLastRowCellTopTBLR" style:family="table-cell" style:data-style-name="OrgDateStyle"/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Date" style:parent-style-name="OrgTableLastRowCellMiddle" style:family="table-cell" style:data-style-name="OrgDateStyle"/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RDate" style:parent-style-name="OrgTableLastRowCellMiddleR" style:family="table-cell" style:data-style-name="OrgDateStyle"/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Date" style:parent-style-name="OrgTableLastRowCellMiddleL" style:family="table-cell" style:data-style-name="OrgDateStyle"/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LRDate" style:parent-style-name="OrgTableLastRowCellMiddleLR" style:family="table-cell" style:data-style-name="OrgDateStyle"/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Date" style:parent-style-name="OrgTableLastRowCellMiddleB" style:family="table-cell" style:data-style-name="OrgDateStyle"/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RDate" style:parent-style-name="OrgTableLastRowCellMiddleBR" style:family="table-cell" style:data-style-name="OrgDateStyle"/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Date" style:parent-style-name="OrgTableLastRowCellMiddleBL" style:family="table-cell" style:data-style-name="OrgDateStyle"/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BLRDate" style:parent-style-name="OrgTableLastRowCellMiddleBLR" style:family="table-cell" style:data-style-name="OrgDateStyle"/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Date" style:parent-style-name="OrgTableLastRowCellMiddleT" style:family="table-cell" style:data-style-name="OrgDateStyle"/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RDate" style:parent-style-name="OrgTableLastRowCellMiddleTR" style:family="table-cell" style:data-style-name="OrgDateStyle"/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Date" style:parent-style-name="OrgTableLastRowCellMiddleTL" style:family="table-cell" style:data-style-name="OrgDateStyle"/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LRDate" style:parent-style-name="OrgTableLastRowCellMiddleTLR" style:family="table-cell" style:data-style-name="OrgDateStyle"/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Date" style:parent-style-name="OrgTableLastRowCellMiddleTB" style:family="table-cell" style:data-style-name="OrgDateStyle"/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RDate" style:parent-style-name="OrgTableLastRowCellMiddleTBR" style:family="table-cell" style:data-style-name="OrgDateStyle"/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Date" style:parent-style-name="OrgTableLastRowCellMiddleTBL" style:family="table-cell" style:data-style-name="OrgDateStyle"/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MiddleTBLRDate" style:parent-style-name="OrgTableLastRowCellMiddleTBLR" style:family="table-cell" style:data-style-name="OrgDateStyle"/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Date" style:parent-style-name="OrgTableLastRowCellBottom" style:family="table-cell" style:data-style-name="OrgDateStyle"/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RDate" style:parent-style-name="OrgTableLastRowCellBottomR" style:family="table-cell" style:data-style-name="OrgDateStyle"/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Date" style:parent-style-name="OrgTableLastRowCellBottomL" style:family="table-cell" style:data-style-name="OrgDateStyle"/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LRDate" style:parent-style-name="OrgTableLastRowCellBottomLR" style:family="table-cell" style:data-style-name="OrgDateStyle"/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Date" style:parent-style-name="OrgTableLastRowCellBottomB" style:family="table-cell" style:data-style-name="OrgDateStyle"/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RDate" style:parent-style-name="OrgTableLastRowCellBottomBR" style:family="table-cell" style:data-style-name="OrgDateStyle"/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Date" style:parent-style-name="OrgTableLastRowCellBottomBL" style:family="table-cell" style:data-style-name="OrgDateStyle"/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BLRDate" style:parent-style-name="OrgTableLastRowCellBottomBLR" style:family="table-cell" style:data-style-name="OrgDateStyle"/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Date" style:parent-style-name="OrgTableLastRowCellBottomT" style:family="table-cell" style:data-style-name="OrgDateStyle"/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RDate" style:parent-style-name="OrgTableLastRowCellBottomTR" style:family="table-cell" style:data-style-name="OrgDateStyle"/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Date" style:parent-style-name="OrgTableLastRowCellBottomTL" style:family="table-cell" style:data-style-name="OrgDateStyle"/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LRDate" style:parent-style-name="OrgTableLastRowCellBottomTLR" style:family="table-cell" style:data-style-name="OrgDateStyle"/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Date" style:parent-style-name="OrgTableLastRowCellBottomTB" style:family="table-cell" style:data-style-name="OrgDateStyle"/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RDate" style:parent-style-name="OrgTableLastRowCellBottomTBR" style:family="table-cell" style:data-style-name="OrgDateStyle"/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Date" style:parent-style-name="OrgTableLastRowCellBottomTBL" style:family="table-cell" style:data-style-name="OrgDateStyle"/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RowCellBottomTBLRDate" style:parent-style-name="OrgTableLastRowCellBottomTBLR" style:family="table-cell" style:data-style-name="OrgDateStyle"/>
    <!--  END: table-cell styles OrgTableLastRowCell  -->
    <!--  BEGIN: table-cell styles OrgTableEvenRowCell 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Date" style:parent-style-name="OrgTableEvenRowCell" style:family="table-cell" style:data-style-name="OrgDateStyle"/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RDate" style:parent-style-name="OrgTableEvenRowCellR" style:family="table-cell" style:data-style-name="OrgDateStyle"/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Date" style:parent-style-name="OrgTableEvenRowCellL" style:family="table-cell" style:data-style-name="OrgDateStyle"/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LRDate" style:parent-style-name="OrgTableEvenRowCellLR" style:family="table-cell" style:data-style-name="OrgDateStyle"/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Date" style:parent-style-name="OrgTableEvenRowCellB" style:family="table-cell" style:data-style-name="OrgDateStyle"/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RDate" style:parent-style-name="OrgTableEvenRowCellBR" style:family="table-cell" style:data-style-name="OrgDateStyle"/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Date" style:parent-style-name="OrgTableEvenRowCellBL" style:family="table-cell" style:data-style-name="OrgDateStyle"/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BLRDate" style:parent-style-name="OrgTableEvenRowCellBLR" style:family="table-cell" style:data-style-name="OrgDateStyle"/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Date" style:parent-style-name="OrgTableEvenRowCellT" style:family="table-cell" style:data-style-name="OrgDateStyle"/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RDate" style:parent-style-name="OrgTableEvenRowCellTR" style:family="table-cell" style:data-style-name="OrgDateStyle"/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Date" style:parent-style-name="OrgTableEvenRowCellTL" style:family="table-cell" style:data-style-name="OrgDateStyle"/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LRDate" style:parent-style-name="OrgTableEvenRowCellTLR" style:family="table-cell" style:data-style-name="OrgDateStyle"/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Date" style:parent-style-name="OrgTableEvenRowCellTB" style:family="table-cell" style:data-style-name="OrgDateStyle"/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RDate" style:parent-style-name="OrgTableEvenRowCellTBR" style:family="table-cell" style:data-style-name="OrgDateStyle"/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Date" style:parent-style-name="OrgTableEvenRowCellTBL" style:family="table-cell" style:data-style-name="OrgDateStyle"/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BLRDate" style:parent-style-name="OrgTableEvenRowCellTBLR" style:family="table-cell" style:data-style-name="OrgDateStyle"/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Date" style:parent-style-name="OrgTableEvenRowCellTop" style:family="table-cell" style:data-style-name="OrgDateStyle"/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RDate" style:parent-style-name="OrgTableEvenRowCellTopR" style:family="table-cell" style:data-style-name="OrgDateStyle"/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Date" style:parent-style-name="OrgTableEvenRowCellTopL" style:family="table-cell" style:data-style-name="OrgDateStyle"/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LRDate" style:parent-style-name="OrgTableEvenRowCellTopLR" style:family="table-cell" style:data-style-name="OrgDateStyle"/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Date" style:parent-style-name="OrgTableEvenRowCellTopB" style:family="table-cell" style:data-style-name="OrgDateStyle"/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RDate" style:parent-style-name="OrgTableEvenRowCellTopBR" style:family="table-cell" style:data-style-name="OrgDateStyle"/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Date" style:parent-style-name="OrgTableEvenRowCellTopBL" style:family="table-cell" style:data-style-name="OrgDateStyle"/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BLRDate" style:parent-style-name="OrgTableEvenRowCellTopBLR" style:family="table-cell" style:data-style-name="OrgDateStyle"/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Date" style:parent-style-name="OrgTableEvenRowCellTopT" style:family="table-cell" style:data-style-name="OrgDateStyle"/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RDate" style:parent-style-name="OrgTableEvenRowCellTopTR" style:family="table-cell" style:data-style-name="OrgDateStyle"/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Date" style:parent-style-name="OrgTableEvenRowCellTopTL" style:family="table-cell" style:data-style-name="OrgDateStyle"/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LRDate" style:parent-style-name="OrgTableEvenRowCellTopTLR" style:family="table-cell" style:data-style-name="OrgDateStyle"/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Date" style:parent-style-name="OrgTableEvenRowCellTopTB" style:family="table-cell" style:data-style-name="OrgDateStyle"/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RDate" style:parent-style-name="OrgTableEvenRowCellTopTBR" style:family="table-cell" style:data-style-name="OrgDateStyle"/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Date" style:parent-style-name="OrgTableEvenRowCellTopTBL" style:family="table-cell" style:data-style-name="OrgDateStyle"/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TopTBLRDate" style:parent-style-name="OrgTableEvenRowCellTopTBLR" style:family="table-cell" style:data-style-name="OrgDateStyle"/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Date" style:parent-style-name="OrgTableEvenRowCellMiddle" style:family="table-cell" style:data-style-name="OrgDateStyle"/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RDate" style:parent-style-name="OrgTableEvenRowCellMiddleR" style:family="table-cell" style:data-style-name="OrgDateStyle"/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Date" style:parent-style-name="OrgTableEvenRowCellMiddleL" style:family="table-cell" style:data-style-name="OrgDateStyle"/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LRDate" style:parent-style-name="OrgTableEvenRowCellMiddleLR" style:family="table-cell" style:data-style-name="OrgDateStyle"/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Date" style:parent-style-name="OrgTableEvenRowCellMiddleB" style:family="table-cell" style:data-style-name="OrgDateStyle"/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RDate" style:parent-style-name="OrgTableEvenRowCellMiddleBR" style:family="table-cell" style:data-style-name="OrgDateStyle"/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Date" style:parent-style-name="OrgTableEvenRowCellMiddleBL" style:family="table-cell" style:data-style-name="OrgDateStyle"/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BLRDate" style:parent-style-name="OrgTableEvenRowCellMiddleBLR" style:family="table-cell" style:data-style-name="OrgDateStyle"/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Date" style:parent-style-name="OrgTableEvenRowCellMiddleT" style:family="table-cell" style:data-style-name="OrgDateStyle"/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RDate" style:parent-style-name="OrgTableEvenRowCellMiddleTR" style:family="table-cell" style:data-style-name="OrgDateStyle"/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Date" style:parent-style-name="OrgTableEvenRowCellMiddleTL" style:family="table-cell" style:data-style-name="OrgDateStyle"/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LRDate" style:parent-style-name="OrgTableEvenRowCellMiddleTLR" style:family="table-cell" style:data-style-name="OrgDateStyle"/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Date" style:parent-style-name="OrgTableEvenRowCellMiddleTB" style:family="table-cell" style:data-style-name="OrgDateStyle"/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RDate" style:parent-style-name="OrgTableEvenRowCellMiddleTBR" style:family="table-cell" style:data-style-name="OrgDateStyle"/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Date" style:parent-style-name="OrgTableEvenRowCellMiddleTBL" style:family="table-cell" style:data-style-name="OrgDateStyle"/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MiddleTBLRDate" style:parent-style-name="OrgTableEvenRowCellMiddleTBLR" style:family="table-cell" style:data-style-name="OrgDateStyle"/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Date" style:parent-style-name="OrgTableEvenRowCellBottom" style:family="table-cell" style:data-style-name="OrgDateStyle"/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RDate" style:parent-style-name="OrgTableEvenRowCellBottomR" style:family="table-cell" style:data-style-name="OrgDateStyle"/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Date" style:parent-style-name="OrgTableEvenRowCellBottomL" style:family="table-cell" style:data-style-name="OrgDateStyle"/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LRDate" style:parent-style-name="OrgTableEvenRowCellBottomLR" style:family="table-cell" style:data-style-name="OrgDateStyle"/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Date" style:parent-style-name="OrgTableEvenRowCellBottomB" style:family="table-cell" style:data-style-name="OrgDateStyle"/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RDate" style:parent-style-name="OrgTableEvenRowCellBottomBR" style:family="table-cell" style:data-style-name="OrgDateStyle"/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Date" style:parent-style-name="OrgTableEvenRowCellBottomBL" style:family="table-cell" style:data-style-name="OrgDateStyle"/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BLRDate" style:parent-style-name="OrgTableEvenRowCellBottomBLR" style:family="table-cell" style:data-style-name="OrgDateStyle"/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Date" style:parent-style-name="OrgTableEvenRowCellBottomT" style:family="table-cell" style:data-style-name="OrgDateStyle"/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RDate" style:parent-style-name="OrgTableEvenRowCellBottomTR" style:family="table-cell" style:data-style-name="OrgDateStyle"/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Date" style:parent-style-name="OrgTableEvenRowCellBottomTL" style:family="table-cell" style:data-style-name="OrgDateStyle"/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LRDate" style:parent-style-name="OrgTableEvenRowCellBottomTLR" style:family="table-cell" style:data-style-name="OrgDateStyle"/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Date" style:parent-style-name="OrgTableEvenRowCellBottomTB" style:family="table-cell" style:data-style-name="OrgDateStyle"/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RDate" style:parent-style-name="OrgTableEvenRowCellBottomTBR" style:family="table-cell" style:data-style-name="OrgDateStyle"/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Date" style:parent-style-name="OrgTableEvenRowCellBottomTBL" style:family="table-cell" style:data-style-name="OrgDateStyle"/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RowCellBottomTBLRDate" style:parent-style-name="OrgTableEvenRowCellBottomTBLR" style:family="table-cell" style:data-style-name="OrgDateStyle"/>
    <!--  END: table-cell styles OrgTableEvenRowCell  -->
    <!--  BEGIN: table-cell styles OrgTableOddRowCell 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Date" style:parent-style-name="OrgTableOddRowCell" style:family="table-cell" style:data-style-name="OrgDateStyle"/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RDate" style:parent-style-name="OrgTableOddRowCellR" style:family="table-cell" style:data-style-name="OrgDateStyle"/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Date" style:parent-style-name="OrgTableOddRowCellL" style:family="table-cell" style:data-style-name="OrgDateStyle"/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LRDate" style:parent-style-name="OrgTableOddRowCellLR" style:family="table-cell" style:data-style-name="OrgDateStyle"/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Date" style:parent-style-name="OrgTableOddRowCellB" style:family="table-cell" style:data-style-name="OrgDateStyle"/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RDate" style:parent-style-name="OrgTableOddRowCellBR" style:family="table-cell" style:data-style-name="OrgDateStyle"/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Date" style:parent-style-name="OrgTableOddRowCellBL" style:family="table-cell" style:data-style-name="OrgDateStyle"/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BLRDate" style:parent-style-name="OrgTableOddRowCellBLR" style:family="table-cell" style:data-style-name="OrgDateStyle"/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Date" style:parent-style-name="OrgTableOddRowCellT" style:family="table-cell" style:data-style-name="OrgDateStyle"/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RDate" style:parent-style-name="OrgTableOddRowCellTR" style:family="table-cell" style:data-style-name="OrgDateStyle"/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Date" style:parent-style-name="OrgTableOddRowCellTL" style:family="table-cell" style:data-style-name="OrgDateStyle"/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LRDate" style:parent-style-name="OrgTableOddRowCellTLR" style:family="table-cell" style:data-style-name="OrgDateStyle"/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Date" style:parent-style-name="OrgTableOddRowCellTB" style:family="table-cell" style:data-style-name="OrgDateStyle"/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RDate" style:parent-style-name="OrgTableOddRowCellTBR" style:family="table-cell" style:data-style-name="OrgDateStyle"/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Date" style:parent-style-name="OrgTableOddRowCellTBL" style:family="table-cell" style:data-style-name="OrgDateStyle"/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BLRDate" style:parent-style-name="OrgTableOddRowCellTBLR" style:family="table-cell" style:data-style-name="OrgDateStyle"/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Date" style:parent-style-name="OrgTableOddRowCellTop" style:family="table-cell" style:data-style-name="OrgDateStyle"/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RDate" style:parent-style-name="OrgTableOddRowCellTopR" style:family="table-cell" style:data-style-name="OrgDateStyle"/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Date" style:parent-style-name="OrgTableOddRowCellTopL" style:family="table-cell" style:data-style-name="OrgDateStyle"/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LRDate" style:parent-style-name="OrgTableOddRowCellTopLR" style:family="table-cell" style:data-style-name="OrgDateStyle"/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Date" style:parent-style-name="OrgTableOddRowCellTopB" style:family="table-cell" style:data-style-name="OrgDateStyle"/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RDate" style:parent-style-name="OrgTableOddRowCellTopBR" style:family="table-cell" style:data-style-name="OrgDateStyle"/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Date" style:parent-style-name="OrgTableOddRowCellTopBL" style:family="table-cell" style:data-style-name="OrgDateStyle"/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BLRDate" style:parent-style-name="OrgTableOddRowCellTopBLR" style:family="table-cell" style:data-style-name="OrgDateStyle"/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Date" style:parent-style-name="OrgTableOddRowCellTopT" style:family="table-cell" style:data-style-name="OrgDateStyle"/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RDate" style:parent-style-name="OrgTableOddRowCellTopTR" style:family="table-cell" style:data-style-name="OrgDateStyle"/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Date" style:parent-style-name="OrgTableOddRowCellTopTL" style:family="table-cell" style:data-style-name="OrgDateStyle"/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LRDate" style:parent-style-name="OrgTableOddRowCellTopTLR" style:family="table-cell" style:data-style-name="OrgDateStyle"/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Date" style:parent-style-name="OrgTableOddRowCellTopTB" style:family="table-cell" style:data-style-name="OrgDateStyle"/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RDate" style:parent-style-name="OrgTableOddRowCellTopTBR" style:family="table-cell" style:data-style-name="OrgDateStyle"/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Date" style:parent-style-name="OrgTableOddRowCellTopTBL" style:family="table-cell" style:data-style-name="OrgDateStyle"/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TopTBLRDate" style:parent-style-name="OrgTableOddRowCellTopTBLR" style:family="table-cell" style:data-style-name="OrgDateStyle"/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Date" style:parent-style-name="OrgTableOddRowCellMiddle" style:family="table-cell" style:data-style-name="OrgDateStyle"/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RDate" style:parent-style-name="OrgTableOddRowCellMiddleR" style:family="table-cell" style:data-style-name="OrgDateStyle"/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Date" style:parent-style-name="OrgTableOddRowCellMiddleL" style:family="table-cell" style:data-style-name="OrgDateStyle"/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LRDate" style:parent-style-name="OrgTableOddRowCellMiddleLR" style:family="table-cell" style:data-style-name="OrgDateStyle"/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Date" style:parent-style-name="OrgTableOddRowCellMiddleB" style:family="table-cell" style:data-style-name="OrgDateStyle"/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RDate" style:parent-style-name="OrgTableOddRowCellMiddleBR" style:family="table-cell" style:data-style-name="OrgDateStyle"/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Date" style:parent-style-name="OrgTableOddRowCellMiddleBL" style:family="table-cell" style:data-style-name="OrgDateStyle"/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BLRDate" style:parent-style-name="OrgTableOddRowCellMiddleBLR" style:family="table-cell" style:data-style-name="OrgDateStyle"/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Date" style:parent-style-name="OrgTableOddRowCellMiddleT" style:family="table-cell" style:data-style-name="OrgDateStyle"/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RDate" style:parent-style-name="OrgTableOddRowCellMiddleTR" style:family="table-cell" style:data-style-name="OrgDateStyle"/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Date" style:parent-style-name="OrgTableOddRowCellMiddleTL" style:family="table-cell" style:data-style-name="OrgDateStyle"/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LRDate" style:parent-style-name="OrgTableOddRowCellMiddleTLR" style:family="table-cell" style:data-style-name="OrgDateStyle"/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Date" style:parent-style-name="OrgTableOddRowCellMiddleTB" style:family="table-cell" style:data-style-name="OrgDateStyle"/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RDate" style:parent-style-name="OrgTableOddRowCellMiddleTBR" style:family="table-cell" style:data-style-name="OrgDateStyle"/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Date" style:parent-style-name="OrgTableOddRowCellMiddleTBL" style:family="table-cell" style:data-style-name="OrgDateStyle"/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MiddleTBLRDate" style:parent-style-name="OrgTableOddRowCellMiddleTBLR" style:family="table-cell" style:data-style-name="OrgDateStyle"/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Date" style:parent-style-name="OrgTableOddRowCellBottom" style:family="table-cell" style:data-style-name="OrgDateStyle"/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RDate" style:parent-style-name="OrgTableOddRowCellBottomR" style:family="table-cell" style:data-style-name="OrgDateStyle"/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Date" style:parent-style-name="OrgTableOddRowCellBottomL" style:family="table-cell" style:data-style-name="OrgDateStyle"/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LRDate" style:parent-style-name="OrgTableOddRowCellBottomLR" style:family="table-cell" style:data-style-name="OrgDateStyle"/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Date" style:parent-style-name="OrgTableOddRowCellBottomB" style:family="table-cell" style:data-style-name="OrgDateStyle"/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RDate" style:parent-style-name="OrgTableOddRowCellBottomBR" style:family="table-cell" style:data-style-name="OrgDateStyle"/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Date" style:parent-style-name="OrgTableOddRowCellBottomBL" style:family="table-cell" style:data-style-name="OrgDateStyle"/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BLRDate" style:parent-style-name="OrgTableOddRowCellBottomBLR" style:family="table-cell" style:data-style-name="OrgDateStyle"/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Date" style:parent-style-name="OrgTableOddRowCellBottomT" style:family="table-cell" style:data-style-name="OrgDateStyle"/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RDate" style:parent-style-name="OrgTableOddRowCellBottomTR" style:family="table-cell" style:data-style-name="OrgDateStyle"/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Date" style:parent-style-name="OrgTableOddRowCellBottomTL" style:family="table-cell" style:data-style-name="OrgDateStyle"/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LRDate" style:parent-style-name="OrgTableOddRowCellBottomTLR" style:family="table-cell" style:data-style-name="OrgDateStyle"/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Date" style:parent-style-name="OrgTableOddRowCellBottomTB" style:family="table-cell" style:data-style-name="OrgDateStyle"/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RDate" style:parent-style-name="OrgTableOddRowCellBottomTBR" style:family="table-cell" style:data-style-name="OrgDateStyle"/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Date" style:parent-style-name="OrgTableOddRowCellBottomTBL" style:family="table-cell" style:data-style-name="OrgDateStyle"/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RowCellBottomTBLRDate" style:parent-style-name="OrgTableOddRowCellBottomTBLR" style:family="table-cell" style:data-style-name="OrgDateStyle"/>
    <!--  END: table-cell styles OrgTableOddRowCell  -->
    <!--  BEGIN: table-cell styles OrgTableEvenColumnCell 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Date" style:parent-style-name="OrgTableEvenColumnCell" style:family="table-cell" style:data-style-name="OrgDateStyle"/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RDate" style:parent-style-name="OrgTableEvenColumnCellR" style:family="table-cell" style:data-style-name="OrgDateStyle"/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Date" style:parent-style-name="OrgTableEvenColumnCellL" style:family="table-cell" style:data-style-name="OrgDateStyle"/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LRDate" style:parent-style-name="OrgTableEvenColumnCellLR" style:family="table-cell" style:data-style-name="OrgDateStyle"/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Date" style:parent-style-name="OrgTableEvenColumnCellB" style:family="table-cell" style:data-style-name="OrgDateStyle"/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RDate" style:parent-style-name="OrgTableEvenColumnCellBR" style:family="table-cell" style:data-style-name="OrgDateStyle"/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Date" style:parent-style-name="OrgTableEvenColumnCellBL" style:family="table-cell" style:data-style-name="OrgDateStyle"/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BLRDate" style:parent-style-name="OrgTableEvenColumnCellBLR" style:family="table-cell" style:data-style-name="OrgDateStyle"/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Date" style:parent-style-name="OrgTableEvenColumnCellT" style:family="table-cell" style:data-style-name="OrgDateStyle"/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RDate" style:parent-style-name="OrgTableEvenColumnCellTR" style:family="table-cell" style:data-style-name="OrgDateStyle"/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Date" style:parent-style-name="OrgTableEvenColumnCellTL" style:family="table-cell" style:data-style-name="OrgDateStyle"/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LRDate" style:parent-style-name="OrgTableEvenColumnCellTLR" style:family="table-cell" style:data-style-name="OrgDateStyle"/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Date" style:parent-style-name="OrgTableEvenColumnCellTB" style:family="table-cell" style:data-style-name="OrgDateStyle"/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RDate" style:parent-style-name="OrgTableEvenColumnCellTBR" style:family="table-cell" style:data-style-name="OrgDateStyle"/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Date" style:parent-style-name="OrgTableEvenColumnCellTBL" style:family="table-cell" style:data-style-name="OrgDateStyle"/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BLRDate" style:parent-style-name="OrgTableEvenColumnCellTBLR" style:family="table-cell" style:data-style-name="OrgDateStyle"/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Date" style:parent-style-name="OrgTableEvenColumnCellTop" style:family="table-cell" style:data-style-name="OrgDateStyle"/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RDate" style:parent-style-name="OrgTableEvenColumnCellTopR" style:family="table-cell" style:data-style-name="OrgDateStyle"/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Date" style:parent-style-name="OrgTableEvenColumnCellTopL" style:family="table-cell" style:data-style-name="OrgDateStyle"/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LRDate" style:parent-style-name="OrgTableEvenColumnCellTopLR" style:family="table-cell" style:data-style-name="OrgDateStyle"/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Date" style:parent-style-name="OrgTableEvenColumnCellTopB" style:family="table-cell" style:data-style-name="OrgDateStyle"/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RDate" style:parent-style-name="OrgTableEvenColumnCellTopBR" style:family="table-cell" style:data-style-name="OrgDateStyle"/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Date" style:parent-style-name="OrgTableEvenColumnCellTopBL" style:family="table-cell" style:data-style-name="OrgDateStyle"/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BLRDate" style:parent-style-name="OrgTableEvenColumnCellTopBLR" style:family="table-cell" style:data-style-name="OrgDateStyle"/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Date" style:parent-style-name="OrgTableEvenColumnCellTopT" style:family="table-cell" style:data-style-name="OrgDateStyle"/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RDate" style:parent-style-name="OrgTableEvenColumnCellTopTR" style:family="table-cell" style:data-style-name="OrgDateStyle"/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Date" style:parent-style-name="OrgTableEvenColumnCellTopTL" style:family="table-cell" style:data-style-name="OrgDateStyle"/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LRDate" style:parent-style-name="OrgTableEvenColumnCellTopTLR" style:family="table-cell" style:data-style-name="OrgDateStyle"/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Date" style:parent-style-name="OrgTableEvenColumnCellTopTB" style:family="table-cell" style:data-style-name="OrgDateStyle"/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RDate" style:parent-style-name="OrgTableEvenColumnCellTopTBR" style:family="table-cell" style:data-style-name="OrgDateStyle"/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Date" style:parent-style-name="OrgTableEvenColumnCellTopTBL" style:family="table-cell" style:data-style-name="OrgDateStyle"/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TopTBLRDate" style:parent-style-name="OrgTableEvenColumnCellTopTBLR" style:family="table-cell" style:data-style-name="OrgDateStyle"/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Date" style:parent-style-name="OrgTableEvenColumnCellMiddle" style:family="table-cell" style:data-style-name="OrgDateStyle"/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RDate" style:parent-style-name="OrgTableEvenColumnCellMiddleR" style:family="table-cell" style:data-style-name="OrgDateStyle"/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Date" style:parent-style-name="OrgTableEvenColumnCellMiddleL" style:family="table-cell" style:data-style-name="OrgDateStyle"/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LRDate" style:parent-style-name="OrgTableEvenColumnCellMiddleLR" style:family="table-cell" style:data-style-name="OrgDateStyle"/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Date" style:parent-style-name="OrgTableEvenColumnCellMiddleB" style:family="table-cell" style:data-style-name="OrgDateStyle"/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RDate" style:parent-style-name="OrgTableEvenColumnCellMiddleBR" style:family="table-cell" style:data-style-name="OrgDateStyle"/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Date" style:parent-style-name="OrgTableEvenColumnCellMiddleBL" style:family="table-cell" style:data-style-name="OrgDateStyle"/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BLRDate" style:parent-style-name="OrgTableEvenColumnCellMiddleBLR" style:family="table-cell" style:data-style-name="OrgDateStyle"/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Date" style:parent-style-name="OrgTableEvenColumnCellMiddleT" style:family="table-cell" style:data-style-name="OrgDateStyle"/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RDate" style:parent-style-name="OrgTableEvenColumnCellMiddleTR" style:family="table-cell" style:data-style-name="OrgDateStyle"/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Date" style:parent-style-name="OrgTableEvenColumnCellMiddleTL" style:family="table-cell" style:data-style-name="OrgDateStyle"/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LRDate" style:parent-style-name="OrgTableEvenColumnCellMiddleTLR" style:family="table-cell" style:data-style-name="OrgDateStyle"/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Date" style:parent-style-name="OrgTableEvenColumnCellMiddleTB" style:family="table-cell" style:data-style-name="OrgDateStyle"/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RDate" style:parent-style-name="OrgTableEvenColumnCellMiddleTBR" style:family="table-cell" style:data-style-name="OrgDateStyle"/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Date" style:parent-style-name="OrgTableEvenColumnCellMiddleTBL" style:family="table-cell" style:data-style-name="OrgDateStyle"/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MiddleTBLRDate" style:parent-style-name="OrgTableEvenColumnCellMiddleTBLR" style:family="table-cell" style:data-style-name="OrgDateStyle"/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Date" style:parent-style-name="OrgTableEvenColumnCellBottom" style:family="table-cell" style:data-style-name="OrgDateStyle"/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RDate" style:parent-style-name="OrgTableEvenColumnCellBottomR" style:family="table-cell" style:data-style-name="OrgDateStyle"/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Date" style:parent-style-name="OrgTableEvenColumnCellBottomL" style:family="table-cell" style:data-style-name="OrgDateStyle"/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LRDate" style:parent-style-name="OrgTableEvenColumnCellBottomLR" style:family="table-cell" style:data-style-name="OrgDateStyle"/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Date" style:parent-style-name="OrgTableEvenColumnCellBottomB" style:family="table-cell" style:data-style-name="OrgDateStyle"/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RDate" style:parent-style-name="OrgTableEvenColumnCellBottomBR" style:family="table-cell" style:data-style-name="OrgDateStyle"/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Date" style:parent-style-name="OrgTableEvenColumnCellBottomBL" style:family="table-cell" style:data-style-name="OrgDateStyle"/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BLRDate" style:parent-style-name="OrgTableEvenColumnCellBottomBLR" style:family="table-cell" style:data-style-name="OrgDateStyle"/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Date" style:parent-style-name="OrgTableEvenColumnCellBottomT" style:family="table-cell" style:data-style-name="OrgDateStyle"/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RDate" style:parent-style-name="OrgTableEvenColumnCellBottomTR" style:family="table-cell" style:data-style-name="OrgDateStyle"/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Date" style:parent-style-name="OrgTableEvenColumnCellBottomTL" style:family="table-cell" style:data-style-name="OrgDateStyle"/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LRDate" style:parent-style-name="OrgTableEvenColumnCellBottomTLR" style:family="table-cell" style:data-style-name="OrgDateStyle"/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Date" style:parent-style-name="OrgTableEvenColumnCellBottomTB" style:family="table-cell" style:data-style-name="OrgDateStyle"/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RDate" style:parent-style-name="OrgTableEvenColumnCellBottomTBR" style:family="table-cell" style:data-style-name="OrgDateStyle"/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Date" style:parent-style-name="OrgTableEvenColumnCellBottomTBL" style:family="table-cell" style:data-style-name="OrgDateStyle"/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ColumnCellBottomTBLRDate" style:parent-style-name="OrgTableEvenColumnCellBottomTBLR" style:family="table-cell" style:data-style-name="OrgDateStyle"/>
    <!--  END: table-cell styles OrgTableEvenColumnCell  -->
    <!--  BEGIN: table-cell styles OrgTableOddColumnCell 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Date" style:parent-style-name="OrgTableOddColumnCell" style:family="table-cell" style:data-style-name="OrgDateStyle"/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RDate" style:parent-style-name="OrgTableOddColumnCellR" style:family="table-cell" style:data-style-name="OrgDateStyle"/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Date" style:parent-style-name="OrgTableOddColumnCellL" style:family="table-cell" style:data-style-name="OrgDateStyle"/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LRDate" style:parent-style-name="OrgTableOddColumnCellLR" style:family="table-cell" style:data-style-name="OrgDateStyle"/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Date" style:parent-style-name="OrgTableOddColumnCellB" style:family="table-cell" style:data-style-name="OrgDateStyle"/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RDate" style:parent-style-name="OrgTableOddColumnCellBR" style:family="table-cell" style:data-style-name="OrgDateStyle"/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Date" style:parent-style-name="OrgTableOddColumnCellBL" style:family="table-cell" style:data-style-name="OrgDateStyle"/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BLRDate" style:parent-style-name="OrgTableOddColumnCellBLR" style:family="table-cell" style:data-style-name="OrgDateStyle"/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Date" style:parent-style-name="OrgTableOddColumnCellT" style:family="table-cell" style:data-style-name="OrgDateStyle"/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RDate" style:parent-style-name="OrgTableOddColumnCellTR" style:family="table-cell" style:data-style-name="OrgDateStyle"/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Date" style:parent-style-name="OrgTableOddColumnCellTL" style:family="table-cell" style:data-style-name="OrgDateStyle"/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LRDate" style:parent-style-name="OrgTableOddColumnCellTLR" style:family="table-cell" style:data-style-name="OrgDateStyle"/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Date" style:parent-style-name="OrgTableOddColumnCellTB" style:family="table-cell" style:data-style-name="OrgDateStyle"/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RDate" style:parent-style-name="OrgTableOddColumnCellTBR" style:family="table-cell" style:data-style-name="OrgDateStyle"/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Date" style:parent-style-name="OrgTableOddColumnCellTBL" style:family="table-cell" style:data-style-name="OrgDateStyle"/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BLRDate" style:parent-style-name="OrgTableOddColumnCellTBLR" style:family="table-cell" style:data-style-name="OrgDateStyle"/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Date" style:parent-style-name="OrgTableOddColumnCellTop" style:family="table-cell" style:data-style-name="OrgDateStyle"/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RDate" style:parent-style-name="OrgTableOddColumnCellTopR" style:family="table-cell" style:data-style-name="OrgDateStyle"/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Date" style:parent-style-name="OrgTableOddColumnCellTopL" style:family="table-cell" style:data-style-name="OrgDateStyle"/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LRDate" style:parent-style-name="OrgTableOddColumnCellTopLR" style:family="table-cell" style:data-style-name="OrgDateStyle"/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Date" style:parent-style-name="OrgTableOddColumnCellTopB" style:family="table-cell" style:data-style-name="OrgDateStyle"/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RDate" style:parent-style-name="OrgTableOddColumnCellTopBR" style:family="table-cell" style:data-style-name="OrgDateStyle"/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Date" style:parent-style-name="OrgTableOddColumnCellTopBL" style:family="table-cell" style:data-style-name="OrgDateStyle"/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BLRDate" style:parent-style-name="OrgTableOddColumnCellTopBLR" style:family="table-cell" style:data-style-name="OrgDateStyle"/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Date" style:parent-style-name="OrgTableOddColumnCellTopT" style:family="table-cell" style:data-style-name="OrgDateStyle"/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RDate" style:parent-style-name="OrgTableOddColumnCellTopTR" style:family="table-cell" style:data-style-name="OrgDateStyle"/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Date" style:parent-style-name="OrgTableOddColumnCellTopTL" style:family="table-cell" style:data-style-name="OrgDateStyle"/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LRDate" style:parent-style-name="OrgTableOddColumnCellTopTLR" style:family="table-cell" style:data-style-name="OrgDateStyle"/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Date" style:parent-style-name="OrgTableOddColumnCellTopTB" style:family="table-cell" style:data-style-name="OrgDateStyle"/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RDate" style:parent-style-name="OrgTableOddColumnCellTopTBR" style:family="table-cell" style:data-style-name="OrgDateStyle"/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Date" style:parent-style-name="OrgTableOddColumnCellTopTBL" style:family="table-cell" style:data-style-name="OrgDateStyle"/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TopTBLRDate" style:parent-style-name="OrgTableOddColumnCellTopTBLR" style:family="table-cell" style:data-style-name="OrgDateStyle"/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Date" style:parent-style-name="OrgTableOddColumnCellMiddle" style:family="table-cell" style:data-style-name="OrgDateStyle"/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RDate" style:parent-style-name="OrgTableOddColumnCellMiddleR" style:family="table-cell" style:data-style-name="OrgDateStyle"/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Date" style:parent-style-name="OrgTableOddColumnCellMiddleL" style:family="table-cell" style:data-style-name="OrgDateStyle"/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LRDate" style:parent-style-name="OrgTableOddColumnCellMiddleLR" style:family="table-cell" style:data-style-name="OrgDateStyle"/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Date" style:parent-style-name="OrgTableOddColumnCellMiddleB" style:family="table-cell" style:data-style-name="OrgDateStyle"/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RDate" style:parent-style-name="OrgTableOddColumnCellMiddleBR" style:family="table-cell" style:data-style-name="OrgDateStyle"/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Date" style:parent-style-name="OrgTableOddColumnCellMiddleBL" style:family="table-cell" style:data-style-name="OrgDateStyle"/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BLRDate" style:parent-style-name="OrgTableOddColumnCellMiddleBLR" style:family="table-cell" style:data-style-name="OrgDateStyle"/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Date" style:parent-style-name="OrgTableOddColumnCellMiddleT" style:family="table-cell" style:data-style-name="OrgDateStyle"/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RDate" style:parent-style-name="OrgTableOddColumnCellMiddleTR" style:family="table-cell" style:data-style-name="OrgDateStyle"/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Date" style:parent-style-name="OrgTableOddColumnCellMiddleTL" style:family="table-cell" style:data-style-name="OrgDateStyle"/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LRDate" style:parent-style-name="OrgTableOddColumnCellMiddleTLR" style:family="table-cell" style:data-style-name="OrgDateStyle"/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Date" style:parent-style-name="OrgTableOddColumnCellMiddleTB" style:family="table-cell" style:data-style-name="OrgDateStyle"/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RDate" style:parent-style-name="OrgTableOddColumnCellMiddleTBR" style:family="table-cell" style:data-style-name="OrgDateStyle"/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Date" style:parent-style-name="OrgTableOddColumnCellMiddleTBL" style:family="table-cell" style:data-style-name="OrgDateStyle"/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MiddleTBLRDate" style:parent-style-name="OrgTableOddColumnCellMiddleTBLR" style:family="table-cell" style:data-style-name="OrgDateStyle"/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Date" style:parent-style-name="OrgTableOddColumnCellBottom" style:family="table-cell" style:data-style-name="OrgDateStyle"/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RDate" style:parent-style-name="OrgTableOddColumnCellBottomR" style:family="table-cell" style:data-style-name="OrgDateStyle"/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Date" style:parent-style-name="OrgTableOddColumnCellBottomL" style:family="table-cell" style:data-style-name="OrgDateStyle"/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LRDate" style:parent-style-name="OrgTableOddColumnCellBottomLR" style:family="table-cell" style:data-style-name="OrgDateStyle"/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Date" style:parent-style-name="OrgTableOddColumnCellBottomB" style:family="table-cell" style:data-style-name="OrgDateStyle"/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RDate" style:parent-style-name="OrgTableOddColumnCellBottomBR" style:family="table-cell" style:data-style-name="OrgDateStyle"/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Date" style:parent-style-name="OrgTableOddColumnCellBottomBL" style:family="table-cell" style:data-style-name="OrgDateStyle"/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BLRDate" style:parent-style-name="OrgTableOddColumnCellBottomBLR" style:family="table-cell" style:data-style-name="OrgDateStyle"/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Date" style:parent-style-name="OrgTableOddColumnCellBottomT" style:family="table-cell" style:data-style-name="OrgDateStyle"/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RDate" style:parent-style-name="OrgTableOddColumnCellBottomTR" style:family="table-cell" style:data-style-name="OrgDateStyle"/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Date" style:parent-style-name="OrgTableOddColumnCellBottomTL" style:family="table-cell" style:data-style-name="OrgDateStyle"/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LRDate" style:parent-style-name="OrgTableOddColumnCellBottomTLR" style:family="table-cell" style:data-style-name="OrgDateStyle"/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Date" style:parent-style-name="OrgTableOddColumnCellBottomTB" style:family="table-cell" style:data-style-name="OrgDateStyle"/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RDate" style:parent-style-name="OrgTableOddColumnCellBottomTBR" style:family="table-cell" style:data-style-name="OrgDateStyle"/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Date" style:parent-style-name="OrgTableOddColumnCellBottomTBL" style:family="table-cell" style:data-style-name="OrgDateStyle"/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ColumnCellBottomTBLRDate" style:parent-style-name="OrgTableOddColumnCellBottomTBLR" style:family="table-cell" style:data-style-name="OrgDateStyle"/>
    <!--  END: table-cell styles OrgTableOddColumnCell  -->
    <!--  BEGIN: table-cell styles CustomTableCell 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Date" style:parent-style-name="CustomTableCell" style:family="table-cell" style:data-style-name="OrgDateStyle"/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TopDate" style:parent-style-name="CustomTableCellTop" style:family="table-cell" style:data-style-name="OrgDateStyle"/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MiddleDate" style:parent-style-name="CustomTableCellMiddle" style:family="table-cell" style:data-style-name="OrgDateStyle"/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BottomDate" style:parent-style-name="CustomTableCellBottom" style:family="table-cell" style:data-style-name="OrgDateStyle"/>
    <!--  END: table-cell styles CustomTableCell  -->
    <!--  BEGIN: table-cell styles CustomTableFirstColumnCell 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Date" style:parent-style-name="CustomTableFirstColumnCell" style:family="table-cell" style:data-style-name="OrgDateStyle"/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TopDate" style:parent-style-name="CustomTableFirstColumnCellTop" style:family="table-cell" style:data-style-name="OrgDateStyle"/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MiddleDate" style:parent-style-name="CustomTableFirstColumnCellMiddle" style:family="table-cell" style:data-style-name="OrgDateStyle"/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BottomDate" style:parent-style-name="CustomTableFirstColumnCellBottom" style:family="table-cell" style:data-style-name="OrgDateStyle"/>
    <!--  END: table-cell styles CustomTableFirstColumnCell  -->
    <!--  BEGIN: table-cell styles CustomTableLastColumnCell 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Date" style:parent-style-name="CustomTableLastColumnCell" style:family="table-cell" style:data-style-name="OrgDateStyle"/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TopDate" style:parent-style-name="CustomTableLastColumnCellTop" style:family="table-cell" style:data-style-name="OrgDateStyle"/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MiddleDate" style:parent-style-name="CustomTableLastColumnCellMiddle" style:family="table-cell" style:data-style-name="OrgDateStyle"/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BottomDate" style:parent-style-name="CustomTableLastColumnCellBottom" style:family="table-cell" style:data-style-name="OrgDateStyle"/>
    <!--  END: table-cell styles CustomTableLastColumnCell  -->
    <!--  BEGIN: table-cell styles CustomTableFirstRowCell 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Date" style:parent-style-name="CustomTableFirstRowCell" style:family="table-cell" style:data-style-name="OrgDateStyle"/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TopDate" style:parent-style-name="CustomTableFirstRowCellTop" style:family="table-cell" style:data-style-name="OrgDateStyle"/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MiddleDate" style:parent-style-name="CustomTableFirstRowCellMiddle" style:family="table-cell" style:data-style-name="OrgDateStyle"/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BottomDate" style:parent-style-name="CustomTableFirstRowCellBottom" style:family="table-cell" style:data-style-name="OrgDateStyle"/>
    <!--  END: table-cell styles CustomTableFirstRowCell  -->
    <!--  BEGIN: table-cell styles CustomTableLastRowCell 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Date" style:parent-style-name="CustomTableLastRowCell" style:family="table-cell" style:data-style-name="OrgDateStyle"/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TopDate" style:parent-style-name="CustomTableLastRowCellTop" style:family="table-cell" style:data-style-name="OrgDateStyle"/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MiddleDate" style:parent-style-name="CustomTableLastRowCellMiddle" style:family="table-cell" style:data-style-name="OrgDateStyle"/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BottomDate" style:parent-style-name="CustomTableLastRowCellBottom" style:family="table-cell" style:data-style-name="OrgDateStyle"/>
    <!--  END: table-cell styles CustomTableLastRowCell  -->
    <!--  BEGIN: table-cell styles CustomTableEvenRowCell 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Date" style:parent-style-name="CustomTableEvenRowCell" style:family="table-cell" style:data-style-name="OrgDateStyle"/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TopDate" style:parent-style-name="CustomTableEvenRowCellTop" style:family="table-cell" style:data-style-name="OrgDateStyle"/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MiddleDate" style:parent-style-name="CustomTableEvenRowCellMiddle" style:family="table-cell" style:data-style-name="OrgDateStyle"/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BottomDate" style:parent-style-name="CustomTableEvenRowCellBottom" style:family="table-cell" style:data-style-name="OrgDateStyle"/>
    <!--  END: table-cell styles CustomTableEvenRowCell  -->
    <!--  BEGIN: table-cell styles CustomTableOddRowCell 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Date" style:parent-style-name="CustomTableOddRowCell" style:family="table-cell" style:data-style-name="OrgDateStyle"/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TopDate" style:parent-style-name="CustomTableOddRowCellTop" style:family="table-cell" style:data-style-name="OrgDateStyle"/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MiddleDate" style:parent-style-name="CustomTableOddRowCellMiddle" style:family="table-cell" style:data-style-name="OrgDateStyle"/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BottomDate" style:parent-style-name="CustomTableOddRowCellBottom" style:family="table-cell" style:data-style-name="OrgDateStyle"/>
    <!--  END: table-cell styles CustomTableOddRowCell  -->
    <!--  BEGIN: table-cell styles CustomTableEvenColumnCell 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Date" style:parent-style-name="CustomTableEvenColumnCell" style:family="table-cell" style:data-style-name="OrgDateStyle"/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TopDate" style:parent-style-name="CustomTableEvenColumnCellTop" style:family="table-cell" style:data-style-name="OrgDateStyle"/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MiddleDate" style:parent-style-name="CustomTableEvenColumnCellMiddle" style:family="table-cell" style:data-style-name="OrgDateStyle"/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BottomDate" style:parent-style-name="CustomTableEvenColumnCellBottom" style:family="table-cell" style:data-style-name="OrgDateStyle"/>
    <!--  END: table-cell styles CustomTableEvenColumnCell  -->
    <!--  BEGIN: table-cell styles CustomTableOddColumnCell 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Date" style:parent-style-name="CustomTableOddColumnCell" style:family="table-cell" style:data-style-name="OrgDateStyle"/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TopDate" style:parent-style-name="CustomTableOddColumnCellTop" style:family="table-cell" style:data-style-name="OrgDateStyle"/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MiddleDate" style:parent-style-name="CustomTableOddColumnCellMiddle" style:family="table-cell" style:data-style-name="OrgDateStyle"/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BottomDate" style:parent-style-name="CustomTableOddColumnCellBottom" style:family="table-cell" style:data-style-name="OrgDateStyle"/>
    <!--  END: table-cell styles CustomTableOddColumnCell  -->
    <number:date-style style:name="OrgDate1" number:automatic-order="tru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2" number:automatic-order="tru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OrgTableColumn1" style:family="table-column" style:parent-style-name="OrgTableColumn">
      <style:table-column-properties style:rel-column-width="200*"/>
    </style:style>
    <style:style style:name="OrgTableColumn2" style:family="table-column" style:parent-style-name="OrgTableColumn">
      <style:table-column-properties style:rel-column-width="200*"/>
    </style:style>
    <style:style style:name="OrgTableColumn3" style:family="table-column" style:parent-style-name="OrgTableColumn">
      <style:table-column-properties style:rel-column-width="200*"/>
    </style:style>
    <style:style style:name="OrgTableColumn4" style:family="table-column" style:parent-style-name="OrgTableColumn">
      <style:table-column-properties style:rel-column-width="200*"/>
    </style:style>
    <style:style style:name="OrgTableColumn5" style:family="table-column" style:parent-style-name="OrgTableColumn">
      <style:table-column-properties style:rel-column-width="200*"/>
    </style:style>
    <style:style style:name="OrgTableColumn6" style:family="table-column" style:parent-style-name="OrgTableColumn">
      <style:table-column-properties style:rel-column-width="200*"/>
    </style:style>
    <style:style style:name="OrgTableColumn7" style:family="table-column" style:parent-style-name="OrgTableColumn">
      <style:table-column-properties style:rel-column-width="200*"/>
    </style:style>
    <style:style style:name="OrgTableColumn8" style:family="table-column" style:parent-style-name="OrgTableColumn">
      <style:table-column-properties style:rel-column-width="200*"/>
    </style:style>
    <style:style style:name="OrgTableColumn9" style:family="table-column" style:parent-style-name="OrgTableColumn">
      <style:table-column-properties style:rel-column-width="200*"/>
    </style:style>
    <style:style style:name="OrgTableColumn10" style:family="table-column" style:parent-style-name="OrgTableColumn">
      <style:table-column-properties style:rel-column-width="200*"/>
    </style:style>
    <style:style style:name="OrgTableColumn11" style:family="table-column" style:parent-style-name="OrgTableColumn">
      <style:table-column-properties style:rel-column-width="200*"/>
    </style:style>
    <style:style style:name="OrgTableColumn12" style:family="table-column" style:parent-style-name="OrgTableColumn">
      <style:table-column-properties style:rel-column-width="200*"/>
    </style:style>
    <style:style style:name="OrgTableColumn13" style:family="table-column" style:parent-style-name="OrgTableColumn">
      <style:table-column-properties style:rel-column-width="200*"/>
    </style:style>
    <style:style style:name="OrgTableColumn14" style:family="table-column" style:parent-style-name="OrgTableColumn">
      <style:table-column-properties style:rel-column-width="200*"/>
    </style:style>
    <style:style style:name="OrgTableColumn15" style:family="table-column" style:parent-style-name="OrgTableColumn">
      <style:table-column-properties style:rel-column-width="200*"/>
    </style: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0ecdcda">1. Simple Grid Columns</text:a></text:p>
          <text:p text:style-name="Contents_20_1"><text:a xlink:type="simple" xlink:href="#orgbf925b3">2. Simple Grid Rows</text:a></text:p>
          <text:p text:style-name="Contents_20_1"><text:a xlink:type="simple" xlink:href="#orgd4b1804">3. Box List Blue</text:a></text:p>
        </text:index-body>
      </text:table-of-content>
      <!-- BEGIN: OFFICE:TEXT/CONTENTS -->
      <text:p text:style-name="Text_20_body">While applying a table template, one can optionally choose the following:</text:p>
      <text:list text:style-name="OrgBulletedList" text:continue-numbering="false">
        <text:list-item>
          <text:p text:style-name="Text_20_body">Number Format</text:p>
        </text:list-item>
        <text:list-item>
          <text:p text:style-name="Text_20_body">Font</text:p>
        </text:list-item>
        <text:list-item>
          <text:p text:style-name="Text_20_body">Alignment</text:p>
        </text:list-item>
        <text:list-item>
          <text:p text:style-name="Text_20_body">Borders</text:p>
        </text:list-item>
        <text:list-item>
          <text:p text:style-name="Text_20_body">Pattern</text:p>
        </text:list-item>
      </text:list>
      <text:h text:style-name="Heading_20_1" text:outline-level="1"><text:bookmark-start text:name="org0ecdcda"/>Simple Grid Columns<text:bookmark-end text:name="org0ecdcda"/></text:h>
      <text:p text:style-name="Table">Table <text:bookmark text:name="org90e304f"/><text:sequence text:ref-name="org90e304f" text:name="Table" text:formula="ooow:Table+1" style:num-format="1">1.1</text:sequence>: Following table is styled with "Simple Grid Columns"</text:p>
      <table:table table:style-name="nil">
        <table:table-column table:style-name="OrgTableColumn1"/>
        <table:table-column table:style-name="OrgTableColumn2"/>
        <table:table-column table:style-name="OrgTableColumn3"/>
        <table:table-column table:style-name="OrgTableColumn4"/>
        <table:table-column table:style-name="OrgTableColumn5"/>
        <table:table-rows>
          <table:table-row table:style-name="OrgTableRow">
            <table:table-cell table:style-name="OrgTableCell">
              <text:p text:style-name="OrgTableContentsLeft">SGC:First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>SGC:FirstColumn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SGC:OddColumn</text:p>
            </table:table-cell>
            <table:table-cell table:style-name="OrgTableCell">
              <text:p text:style-name="OrgTableContentsLeft">SGC:EvenColumn</text:p>
            </table:table-cell>
            <table:table-cell table:style-name="OrgTableCell">
              <text:p text:style-name="OrgTableContentsLeft">SGC:LastColumn</text:p>
            </table:table-cell>
          </table:table-row>
          <table:table-row table:style-name="OrgTableRow"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SGC:Odd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SGC:Even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>SGC:Last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</table:table-rows>
      </table:table>
      <text:h text:style-name="Heading_20_1" text:outline-level="1"><text:bookmark-start text:name="orgbf925b3"/>Simple Grid Rows<text:bookmark-end text:name="orgbf925b3"/></text:h>
      <text:p text:style-name="Table">Table <text:bookmark text:name="org4af14e7"/><text:sequence text:ref-name="org4af14e7" text:name="Table" text:formula="ooow:Table+1" style:num-format="1">2.1</text:sequence>: Following table is styled with "Simple Grid Rows"</text:p>
      <table:table table:style-name="nil">
        <table:table-column table:style-name="OrgTableColumn6"/>
        <table:table-column table:style-name="OrgTableColumn7"/>
        <table:table-column table:style-name="OrgTableColumn8"/>
        <table:table-column table:style-name="OrgTableColumn9"/>
        <table:table-column table:style-name="OrgTableColumn10"/>
        <table:table-rows>
          <table:table-row table:style-name="OrgTableRow">
            <table:table-cell table:style-name="OrgTableCell">
              <text:p text:style-name="OrgTableContentsLeft">SGR:First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>SGR:FirstColumn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SGR:OddColumn</text:p>
            </table:table-cell>
            <table:table-cell table:style-name="OrgTableCell">
              <text:p text:style-name="OrgTableContentsLeft">SGR:EvenColumn</text:p>
            </table:table-cell>
            <table:table-cell table:style-name="OrgTableCell">
              <text:p text:style-name="OrgTableContentsLeft">SGR:LastColumn</text:p>
            </table:table-cell>
          </table:table-row>
          <table:table-row table:style-name="OrgTableRow"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SGR:Odd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SGR:Even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>SGR:Last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</table:table-rows>
      </table:table>
      <text:h text:style-name="Heading_20_1" text:outline-level="1"><text:bookmark-start text:name="orgd4b1804"/>Box List Blue<text:bookmark-end text:name="orgd4b1804"/></text:h>
      <text:p text:style-name="Table">Table <text:bookmark text:name="org6d7d944"/><text:sequence text:ref-name="org6d7d944" text:name="Table" text:formula="ooow:Table+1" style:num-format="1">3.1</text:sequence>: Following table is styled with "Box List Blue"</text:p>
      <table:table table:style-name="nil">
        <table:table-column table:style-name="OrgTableColumn11"/>
        <table:table-column table:style-name="OrgTableColumn12"/>
        <table:table-column table:style-name="OrgTableColumn13"/>
        <table:table-column table:style-name="OrgTableColumn14"/>
        <table:table-column table:style-name="OrgTableColumn15"/>
        <table:table-rows>
          <table:table-row table:style-name="OrgTableRow">
            <table:table-cell table:style-name="OrgTableCell">
              <text:p text:style-name="OrgTableContentsLeft">BLB:First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>BLB:FirstColumn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BLB:OddColumn</text:p>
            </table:table-cell>
            <table:table-cell table:style-name="OrgTableCell">
              <text:p text:style-name="OrgTableContentsLeft">BLB:EvenColumn</text:p>
            </table:table-cell>
            <table:table-cell table:style-name="OrgTableCell">
              <text:p text:style-name="OrgTableContentsLeft">BLB:LastColumn</text:p>
            </table:table-cell>
          </table:table-row>
          <table:table-row table:style-name="OrgTableRow"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BLB:Odd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>BLB:Even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  <table:table-row table:style-name="OrgTableRow">
            <table:table-cell table:style-name="OrgTableCell">
              <text:p text:style-name="OrgTableContentsLeft">BLB:LastRow</text:p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  <table:table-cell table:style-name="OrgTableCell">
              <text:p text:style-name="OrgTableContentsLeft"/>
            </table:table-cell>
          </table:table-row>
        </table:table-rows>
      </table:table>
      <!-- END: OFFICE:TEXT/CONTENTS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 Outline numbering 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 Fixed width block 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 BEGIN: Properties Drawer 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 END: Properties Drawer 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 BEGIN: Org Agenda Styles 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 END: Org Agenda Styles 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 Simple Images 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 Captioned Images 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 Inlined Images 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 Inline Formula 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 Inline Tasks 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 Numbered List 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 Bulleted List 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 Description List 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 Footnote: Character styles  -->
    <style:style style:name="Footnote_20_Symbol" style:display-name="Footnote Symbol" style:family="text"/>
    <style:style style:name="Footnote_20_anchor" style:display-name="Footnote anchor" style:family="text"/>
    <!--  Footnote: Paragraph styles 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 Footnotes: Notes configuration  -->
    <text:notes-configuration text:note-class="footnote" text:citation-style-name="Footnote_20_Symbol" text:citation-body-style-name="Footnote_20_anchor" style:num-format="1" text:start-value="0" text:footnotes-position="page" text:start-numbering-at="document"/>
    <!--  Footnotes: Notes configuration - Footnote at end of document, Numbering (is always) per-document  -->
    <!--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 -->
    <!--  Footnotes: Notes configuration - Footnote at end of page, Numbering per-chapter   -->
    <!--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 -->
    <!--  Footnotes: Notes configuration - Footnote at end of page, Numbering per-page   -->
    <!--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 -->
    <!--  Endnotes: Character styles 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 Endnotes: Paragraph styles 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 Endnotes: Notes configuration 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 Bibliography 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 List style for Bibliographic entries 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 Styles for displaying Indices of Figures, Tables, Listings etc 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</table:table-templat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!--  BEGIN: Org Htmlfontify Styles  -->
    <!--  END: Org Htmlfontify Styles  --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 Footnotes & Endnotes: Page layouts  --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!--  Landscape: Page layout  --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!--  Endnotes & Footnotes: Page styles  --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